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ad283" officeooo:paragraph-rsid="001ad283"/>
    </style:style>
    <style:style style:name="P2" style:family="paragraph" style:parent-style-name="Standard">
      <style:text-properties officeooo:rsid="001b4d9c" officeooo:paragraph-rsid="001b4d9c"/>
    </style:style>
    <style:style style:name="P3" style:family="paragraph" style:parent-style-name="Standard">
      <style:text-properties officeooo:rsid="001bda95" officeooo:paragraph-rsid="001bda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ject – Design</text:p>
      <text:p text:style-name="P3"><text:s/></text:p>
      <text:p text:style-name="P3">In this part, you describe the system in enough detail, and in a technical enough way, that</text:p>
      <text:p text:style-name="P3">someone can program it, demonstrate its correctness, reuse its components, and maintain it. As in</text:p>
      <text:p text:style-name="P3">the requirements, the structure, function, inter-relationships, and data are described. Here,</text:p>
      <text:p text:style-name="P3">though, it is not important that the client or user be able to read the documents. These are the</text:p>
      <text:p text:style-name="P3">“blueprints” that professionals use to create the system. It is assumed that UML will be</text:p>
      <text:p text:style-name="P3">employed wherever relevant.</text:p>
      <text:p text:style-name="P3"><text:s/></text:p>
      <text:p text:style-name="P3">What to include:</text:p>
      <text:p text:style-name="P3">· <text:s text:c="8"/>(25 pts.) System structure, including</text:p>
      <text:p text:style-name="P3">* <text:s text:c="8"/>(5 pts.) Context model</text:p>
      <text:p text:style-name="P3">* <text:s text:c="8"/>(5 pts.) System architectural style (a pattern may be included if appropriate)</text:p>
      <text:p text:style-name="P3">* <text:s text:c="8"/>(10 pts.) Data model – ER diagram or Data dictionary</text:p>
      <text:p text:style-name="P3">* <text:s text:c="8"/>(5 pts.) Database table definitions</text:p>
      <text:p text:style-name="P3"><text:s/></text:p>
      <text:p text:style-name="P3">· <text:s text:c="8"/>(35 pts.) System control, including</text:p>
      <text:p text:style-name="P3">* <text:s text:c="8"/>(10 pts.) Functional model - Data flow diagrams (upto 2nd level DFDs)</text:p>
      <text:p text:style-name="P3">* <text:s text:c="8"/>(10 pts.) Behavioral model - State diagram (one) or Sequence diagrams (one per use case)</text:p>
      <text:p text:style-name="P3">* <text:s text:c="8"/>(15 pts.) Class diagram (classes for program control and behavior only) and specifications of methods/functions, including pre/post conditions</text:p>
      <text:p text:style-name="P3"><text:s/></text:p>
      <text:p text:style-name="P3">· <text:s text:c="8"/>(30 pts.) Secondary, partially-functional prototypes, with significantly improved functionality than in the requirements phase (screen shots).</text:p>
      <text:p text:style-name="P3"><text:s/></text:p>
      <text:p text:style-name="P3">· <text:s text:c="8"/>Description of any of the above models, as necessary.</text:p>
      <text:p text:style-name="P3"><text:s/></text:p>
      <text:p text:style-name="P3">Additional points</text:p>
      <text:p text:style-name="P3">· <text:s text:c="8"/>(5 pts.) Overall magnitude and complexity.</text:p>
      <text:p text:style-name="P3">· <text:s text:c="8"/>(5 pts.) The design document should be submitted as a professional-looking report. Please include a table of contents and proofread the report.</text:p>
      <text:p text:style-name="P3">· <text:s text:c="8"/>(20 individual pts.) Include a section, which briefly describes each team member’s individual contribution in this phase. This could be in the form of timesheets listing activities, date and time or more descriptive. (Note: this information is requested only for course administration purposes. It is not part of a design document.)</text:p>
      <text:p text:style-name="P3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3T14:46:50.470279000</meta:creation-date>
    <dc:date>2015-05-03T14:47:45.952670000</dc:date>
    <meta:editing-duration>PT54S</meta:editing-duration>
    <meta:editing-cycles>3</meta:editing-cycles>
    <meta:generator>LibreOffice/4.3.7.2$MacOSX_X86_64 LibreOffice_project/8a35821d8636a03b8bf4e15b48f59794652c68ba</meta:generator>
    <meta:document-statistic meta:table-count="0" meta:image-count="0" meta:object-count="0" meta:page-count="1" meta:paragraph-count="30" meta:word-count="290" meta:character-count="1958" meta:non-whitespace-character-count="1570"/>
  </office:meta>
</office:document-meta>
</file>